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48in" svg:y="1.3984in">
            <draw:object draw:notify-on-update-of-ranges="Sheet1.E6:Sheet1.E6 Sheet1.E7:Sheet1.E30 Sheet1.F6:Sheet1.F6 Sheet1.F7:Sheet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actor:</text:p>
          </table:table-cell>
          <table:table-cell table:formula="of:=[.E30]/POWER([.D30];[.F5])" office:value-type="float" office:value="0.331347353805305" calcext:value-type="float">
            <text:p>0.331347353805305</text:p>
          </table:table-cell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office:value-type="string" calcext:value-type="string">
            <text:p>A * x^B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POWER([.D7];[.$F$5])*[.$F$4]" office:value-type="float" office:value="0.331347353805305" calcext:value-type="float">
            <text:p>0.33134735380530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[.D8];[.$F$5])*[.$F$4]" office:value-type="float" office:value="1.8743836864316" calcext:value-type="float">
            <text:p>1.874383686431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OWER([.D9];[.$F$5])*[.$F$4]" office:value-type="float" office:value="5.16519406569861" calcext:value-type="float">
            <text:p>5.165194065698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formula="of:=POWER([.D10];[.$F$5])*[.$F$4]" office:value-type="float" office:value="10.6031153217698" calcext:value-type="float">
            <text:p>10.603115321769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POWER([.D11];[.$F$5])*[.$F$4]" office:value-type="float" office:value="18.5228801818334" calcext:value-type="float">
            <text:p>18.522880181833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POWER([.D12];[.$F$5])*[.$F$4]" office:value-type="float" office:value="29.21875" calcext:value-type="float">
            <text:p>29.2187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POWER([.D13];[.$F$5])*[.$F$4]" office:value-type="float" office:value="42.9564720916603" calcext:value-type="float">
            <text:p>42.956472091660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POWER([.D14];[.$F$5])*[.$F$4]" office:value-type="float" office:value="59.9802779658111" calcext:value-type="float">
            <text:p>59.980277965811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POWER([.D15];[.$F$5])*[.$F$4]" office:value-type="float" office:value="80.5174069746892" calcext:value-type="float">
            <text:p>80.517406974689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formula="of:=POWER([.D16];[.$F$5])*[.$F$4]" office:value-type="float" office:value="104.781233469443" calcext:value-type="float">
            <text:p>104.78123346944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POWER([.D17];[.$F$5])*[.$F$4]" office:value-type="float" office:value="132.97353658977" calcext:value-type="float">
            <text:p>132.9735365897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formula="of:=POWER([.D18];[.$F$5])*[.$F$4]" office:value-type="float" office:value="165.286210102356" calcext:value-type="float">
            <text:p>165.28621010235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49" calcext:value-type="float">
            <text:p>249</text:p>
          </table:table-cell>
          <table:table-cell table:formula="of:=POWER([.D19];[.$F$5])*[.$F$4]" office:value-type="float" office:value="201.902588728703" calcext:value-type="float">
            <text:p>201.90258872870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table:formula="of:=POWER([.D20];[.$F$5])*[.$F$4]" office:value-type="float" office:value="242.99850169491" calcext:value-type="float">
            <text:p>242.9985016949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8" calcext:value-type="float">
            <text:p>338</text:p>
          </table:table-cell>
          <table:table-cell table:formula="of:=POWER([.D21];[.$F$5])*[.$F$4]" office:value-type="float" office:value="288.743126197015" calcext:value-type="float">
            <text:p>288.74312619701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table:formula="of:=POWER([.D22];[.$F$5])*[.$F$4]" office:value-type="float" office:value="339.299690296633" calcext:value-type="float">
            <text:p>339.29969029663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table:formula="of:=POWER([.D23];[.$F$5])*[.$F$4]" office:value-type="float" office:value="394.826060028864" calcext:value-type="float">
            <text:p>394.82606002886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table:formula="of:=POWER([.D24];[.$F$5])*[.$F$4]" office:value-type="float" office:value="455.475235802878" calcext:value-type="float">
            <text:p>455.47523580287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92" calcext:value-type="float">
            <text:p>492</text:p>
          </table:table-cell>
          <table:table-cell table:formula="of:=POWER([.D25];[.$F$5])*[.$F$4]" office:value-type="float" office:value="521.395776591347" calcext:value-type="float">
            <text:p>521.39577659134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10" calcext:value-type="float">
            <text:p>610</text:p>
          </table:table-cell>
          <table:table-cell table:formula="of:=POWER([.D26];[.$F$5])*[.$F$4]" office:value-type="float" office:value="592.732165818669" calcext:value-type="float">
            <text:p>592.732165818669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1" calcext:value-type="float">
            <text:p>631</text:p>
          </table:table-cell>
          <table:table-cell table:formula="of:=POWER([.D27];[.$F$5])*[.$F$4]" office:value-type="float" office:value="669.625129590032" calcext:value-type="float">
            <text:p>669.6251295900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8" calcext:value-type="float">
            <text:p>698</text:p>
          </table:table-cell>
          <table:table-cell table:formula="of:=POWER([.D28];[.$F$5])*[.$F$4]" office:value-type="float" office:value="752.21191552787" calcext:value-type="float">
            <text:p>752.21191552787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17" calcext:value-type="float">
            <text:p>817</text:p>
          </table:table-cell>
          <table:table-cell table:formula="of:=POWER([.D29];[.$F$5])*[.$F$4]" office:value-type="float" office:value="840.626538724695" calcext:value-type="float">
            <text:p>840.626538724695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935" calcext:value-type="float">
            <text:p>935</text:p>
          </table:table-cell>
          <table:table-cell table:formula="of:=POWER([.D30];[.$F$5])*[.$F$4]" office:value-type="float" office:value="935" calcext:value-type="float">
            <text:p>9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POWER([.D31];[.$F$5])*[.$F$4]" office:value-type="float" office:value="1035.46048064158" calcext:value-type="float">
            <text:p>1035.460480641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POWER([.D32];[.$F$5])*[.$F$4]" office:value-type="float" office:value="1142.13351703348" calcext:value-type="float">
            <text:p>1142.1335170334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POWER([.D33];[.$F$5])*[.$F$4]" office:value-type="float" office:value="1255.14215796476" calcext:value-type="float">
            <text:p>1255.1421579647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POWER([.D34];[.$F$5])*[.$F$4]" office:value-type="float" office:value="1374.60710693313" calcext:value-type="float">
            <text:p>1374.60710693313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POWER([.D35];[.$F$5])*[.$F$4]" office:value-type="float" office:value="1500.64685137421" calcext:value-type="float">
            <text:p>1500.646851374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POWER([.D36];[.$F$5])*[.$F$4]" office:value-type="float" office:value="1633.3777804393" calcext:value-type="float">
            <text:p>1633.377780439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POWER([.D37];[.$F$5])*[.$F$4]" office:value-type="float" office:value="1772.91429269404" calcext:value-type="float">
            <text:p>1772.9142926940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POWER([.D38];[.$F$5])*[.$F$4]" office:value-type="float" office:value="1919.36889490596" calcext:value-type="float">
            <text:p>1919.3688949059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POWER([.D39];[.$F$5])*[.$F$4]" office:value-type="float" office:value="2072.8522929204" calcext:value-type="float">
            <text:p>2072.852292920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POWER([.D40];[.$F$5])*[.$F$4]" office:value-type="float" office:value="2233.47347548461" calcext:value-type="float">
            <text:p>2233.4734754846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POWER([.D41];[.$F$5])*[.$F$4]" office:value-type="float" office:value="2401.33979176313" calcext:value-type="float">
            <text:p>2401.33979176313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POWER([.D42];[.$F$5])*[.$F$4]" office:value-type="float" office:value="2576.55702319006" calcext:value-type="float">
            <text:p>2576.5570231900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POWER([.D43];[.$F$5])*[.$F$4]" office:value-type="float" office:value="2759.22945022108" calcext:value-type="float">
            <text:p>2759.2294502210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POWER([.D44];[.$F$5])*[.$F$4]" office:value-type="float" office:value="2949.45991447814" calcext:value-type="float">
            <text:p>2949.4599144781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POWER([.D45];[.$F$5])*[.$F$4]" office:value-type="float" office:value="3147.34987672017" calcext:value-type="float">
            <text:p>3147.3498767201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POWER([.D46];[.$F$5])*[.$F$4]" office:value-type="float" office:value="3352.99947102216" calcext:value-type="float">
            <text:p>3352.9994710221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POWER([.D47];[.$F$5])*[.$F$4]" office:value-type="float" office:value="3566.50755550094" calcext:value-type="float">
            <text:p>3566.5075555009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POWER([.D48];[.$F$5])*[.$F$4]" office:value-type="float" office:value="3787.97175988826" calcext:value-type="float">
            <text:p>3787.971759888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POWER([.D49];[.$F$5])*[.$F$4]" office:value-type="float" office:value="4017.48853021884" calcext:value-type="float">
            <text:p>4017.4885302188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POWER([.D50];[.$F$5])*[.$F$4]" office:value-type="float" office:value="4255.15317087264" calcext:value-type="float">
            <text:p>4255.1531708726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POWER([.D51];[.$F$5])*[.$F$4]" office:value-type="float" office:value="4501.05988418552" calcext:value-type="float">
            <text:p>4501.0598841855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POWER([.D52];[.$F$5])*[.$F$4]" office:value-type="float" office:value="4755.30180782086" calcext:value-type="float">
            <text:p>4755.30180782086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POWER([.D53];[.$F$5])*[.$F$4]" office:value-type="float" office:value="5017.97105007534" calcext:value-type="float">
            <text:p>5017.97105007534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POWER([.D54];[.$F$5])*[.$F$4]" office:value-type="float" office:value="5289.15872327538" calcext:value-type="float">
            <text:p>5289.1587232753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POWER([.D55];[.$F$5])*[.$F$4]" office:value-type="float" office:value="5568.95497540577" calcext:value-type="float">
            <text:p>5568.9549754057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POWER([.D56];[.$F$5])*[.$F$4]" office:value-type="float" office:value="5857.44902009874" calcext:value-type="float">
            <text:p>5857.449020098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POWER([.D57];[.$F$5])*[.$F$4]" office:value-type="float" office:value="6154.72916510009" calcext:value-type="float">
            <text:p>6154.72916510009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POWER([.D58];[.$F$5])*[.$F$4]" office:value-type="float" office:value="6460.88283931849" calcext:value-type="float">
            <text:p>6460.8828393184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POWER([.D59];[.$F$5])*[.$F$4]" office:value-type="float" office:value="6775.99661855484" calcext:value-type="float">
            <text:p>6775.9966185548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POWER([.D60];[.$F$5])*[.$F$4]" office:value-type="float" office:value="7100.15625" calcext:value-type="float">
            <text:p>7100.1562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POWER([.D61];[.$F$5])*[.$F$4]" office:value-type="float" office:value="7433.44667558203" calcext:value-type="float">
            <text:p>7433.44667558203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POWER([.D62];[.$F$5])*[.$F$4]" office:value-type="float" office:value="7775.95205423711" calcext:value-type="float">
            <text:p>7775.95205423711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POWER([.D63];[.$F$5])*[.$F$4]" office:value-type="float" office:value="8127.7557831724" calcext:value-type="float">
            <text:p>8127.7557831724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POWER([.D64];[.$F$5])*[.$F$4]" office:value-type="float" office:value="8488.94051818356" calcext:value-type="float">
            <text:p>8488.94051818356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POWER([.D65];[.$F$5])*[.$F$4]" office:value-type="float" office:value="8859.58819308475" calcext:value-type="float">
            <text:p>8859.5881930847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POWER([.D66];[.$F$5])*[.$F$4]" office:value-type="float" office:value="9239.78003830448" calcext:value-type="float">
            <text:p>9239.7800383044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table:formula="of:=POWER([.D67];[.$F$5])*[.$F$4]" office:value-type="float" office:value="9629.59659869661" calcext:value-type="float">
            <text:p>9629.59659869661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formula="of:=POWER([.D68];[.$F$5])*[.$F$4]" office:value-type="float" office:value="10029.117750612" calcext:value-type="float">
            <text:p>10029.117750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5:40:43.514690197</meta:creation-date>
    <dc:date>2022-12-19T06:01:33.924478658</dc:date>
    <meta:editing-duration>PT10M9S</meta:editing-duration>
    <meta:editing-cycles>2</meta:editing-cycles>
    <meta:generator>LibreOffice/6.4.7.2$Linux_X86_64 LibreOffice_project/40$Build-2</meta:generator>
    <meta:document-statistic meta:table-count="1" meta:cell-count="1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Sheet1.E6:Sheet1.F30" chart:data-source-has-labels="row" svg:x="0.32cm" svg:y="0.18cm" svg:width="12.852cm" svg:height="8.64cm">
          <chartooo:coordinate-region svg:x="1.127cm" svg:y="0.379cm" svg:width="11.6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30" chart:label-cell-address="Sheet1.E6:Sheet1.E6" chart:class="chart:line">
            <chart:data-point chart:repeated="24"/>
          </chart:series>
          <chart:series chart:style-name="ch7" chart:values-cell-range-address="Sheet1.F7:Sheet1.F30" chart:label-cell-address="Sheet1.F6:Sheet1.F6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E6:Sheet1.E6</svg:desc>
                </draw:g>
              </table:table-cell>
              <table:table-cell office:value-type="string">
                <text:p>A * x^B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7:Sheet1.E30</svg:desc>
                </draw:g>
              </table:table-cell>
              <table:table-cell office:value-type="float" office:value="0.331347353805305">
                <text:p>0.331347353805305</text:p>
                <draw:g>
                  <svg:desc>Sheet1.F7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743836864316">
                <text:p>1.8743836864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16519406569861">
                <text:p>5.16519406569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6031153217698">
                <text:p>10.6031153217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.5228801818334">
                <text:p>18.5228801818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9.21875">
                <text:p>29.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2.9564720916603">
                <text:p>42.9564720916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9.9802779658111">
                <text:p>59.9802779658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80.5174069746892">
                <text:p>80.5174069746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04.781233469443">
                <text:p>104.781233469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132.97353658977">
                <text:p>132.97353658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165.286210102356">
                <text:p>165.286210102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201.902588728703">
                <text:p>201.902588728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">
                <text:p>293</text:p>
              </table:table-cell>
              <table:table-cell office:value-type="float" office:value="242.99850169491">
                <text:p>242.99850169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">
                <text:p>338</text:p>
              </table:table-cell>
              <table:table-cell office:value-type="float" office:value="288.743126197015">
                <text:p>288.743126197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">
                <text:p>388</text:p>
              </table:table-cell>
              <table:table-cell office:value-type="float" office:value="339.299690296633">
                <text:p>339.299690296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394.826060028864">
                <text:p>394.82606002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">
                <text:p>416</text:p>
              </table:table-cell>
              <table:table-cell office:value-type="float" office:value="455.475235802878">
                <text:p>455.475235802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">
                <text:p>492</text:p>
              </table:table-cell>
              <table:table-cell office:value-type="float" office:value="521.395776591347">
                <text:p>521.395776591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0">
                <text:p>610</text:p>
              </table:table-cell>
              <table:table-cell office:value-type="float" office:value="592.732165818669">
                <text:p>592.732165818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1">
                <text:p>631</text:p>
              </table:table-cell>
              <table:table-cell office:value-type="float" office:value="669.625129590032">
                <text:p>669.625129590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8">
                <text:p>698</text:p>
              </table:table-cell>
              <table:table-cell office:value-type="float" office:value="752.21191552787">
                <text:p>752.21191552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7">
                <text:p>817</text:p>
              </table:table-cell>
              <table:table-cell office:value-type="float" office:value="840.626538724695">
                <text:p>840.626538724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